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954103500901</text:p>
          </table:table-cell>
          <table:table-cell office:value-type="string" calcext:value-type="string">
            <text:p>16N 57W 27AAAD:G-158926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6744" calcext:value-type="float">
            <text:p>64.6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54103500901</text:p>
          </table:table-cell>
          <table:table-cell office:value-type="string" calcext:value-type="string">
            <text:p>16N 57W 27AAAD:G-158926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3152" calcext:value-type="float">
            <text:p>64.8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54103500901</text:p>
          </table:table-cell>
          <table:table-cell office:value-type="string" calcext:value-type="string">
            <text:p>16N 57W 27AAAD:G-158926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9456" calcext:value-type="float">
            <text:p>64.9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54103500901</text:p>
          </table:table-cell>
          <table:table-cell office:value-type="string" calcext:value-type="string">
            <text:p>16N 57W 27AAAD:G-158926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7848" calcext:value-type="float">
            <text:p>65.0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54103500901</text:p>
          </table:table-cell>
          <table:table-cell office:value-type="string" calcext:value-type="string">
            <text:p>16N 57W 27AAAD:G-158926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5088" calcext:value-type="float">
            <text:p>65.8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54103500901</text:p>
          </table:table-cell>
          <table:table-cell office:value-type="string" calcext:value-type="string">
            <text:p>16N 57W 27AAAD:G-158926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6992" calcext:value-type="float">
            <text:p>65.0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54103500901</text:p>
          </table:table-cell>
          <table:table-cell office:value-type="string" calcext:value-type="string">
            <text:p>16N 57W 27AAAD:G-158926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8808" calcext:value-type="float">
            <text:p>65.1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54103500901</text:p>
          </table:table-cell>
          <table:table-cell office:value-type="string" calcext:value-type="string">
            <text:p>16N 57W 27AAAD:G-158926</text:p>
          </table:table-cell>
          <table:table-cell office:value-type="string" calcext:value-type="string">
            <text:p>2019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8056" calcext:value-type="float">
            <text:p>65.2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54103500901</text:p>
          </table:table-cell>
          <table:table-cell office:value-type="string" calcext:value-type="string">
            <text:p>16N 57W 27AAAD:G-158926</text:p>
          </table:table-cell>
          <table:table-cell office:value-type="string" calcext:value-type="string">
            <text:p>2018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85696" calcext:value-type="float">
            <text:p>65.3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54103500901</text:p>
          </table:table-cell>
          <table:table-cell office:value-type="string" calcext:value-type="string">
            <text:p>16N 57W 27AAAD:G-158926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4944" calcext:value-type="float">
            <text:p>65.4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54103500901</text:p>
          </table:table-cell>
          <table:table-cell office:value-type="string" calcext:value-type="string">
            <text:p>16N 57W 27AAAD:G-158926</text:p>
          </table:table-cell>
          <table:table-cell office:value-type="string" calcext:value-type="string">
            <text:p>2016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5904" calcext:value-type="float">
            <text:p>65.5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54103500901</text:p>
          </table:table-cell>
          <table:table-cell office:value-type="string" calcext:value-type="string">
            <text:p>16N 57W 27AAAD:G-158926</text:p>
          </table:table-cell>
          <table:table-cell office:value-type="string" calcext:value-type="string">
            <text:p>2016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22272" calcext:value-type="float">
            <text:p>65.4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54103500901</text:p>
          </table:table-cell>
          <table:table-cell office:value-type="string" calcext:value-type="string">
            <text:p>16N 57W 27AAAD:G-158926</text:p>
          </table:table-cell>
          <table:table-cell office:value-type="string" calcext:value-type="string">
            <text:p>201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0144" calcext:value-type="float">
            <text:p>65.1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54103500901</text:p>
          </table:table-cell>
          <table:table-cell office:value-type="string" calcext:value-type="string">
            <text:p>16N 57W 27AAAD:G-158926</text:p>
          </table:table-cell>
          <table:table-cell office:value-type="string" calcext:value-type="string">
            <text:p>201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96" calcext:value-type="float">
            <text:p>65.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54103500901</text:p>
          </table:table-cell>
          <table:table-cell office:value-type="string" calcext:value-type="string">
            <text:p>16N 57W 27AAAD:G-158926</text:p>
          </table:table-cell>
          <table:table-cell office:value-type="string" calcext:value-type="string">
            <text:p>201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4088" calcext:value-type="float">
            <text:p>65.4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54103500901</text:p>
          </table:table-cell>
          <table:table-cell office:value-type="string" calcext:value-type="string">
            <text:p>16N 57W 27AAAD:G-158926</text:p>
          </table:table-cell>
          <table:table-cell office:value-type="string" calcext:value-type="string">
            <text:p>201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584" calcext:value-type="float">
            <text:p>65.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54103500901</text:p>
          </table:table-cell>
          <table:table-cell office:value-type="string" calcext:value-type="string">
            <text:p>16N 57W 27AAAD:G-158926</text:p>
          </table:table-cell>
          <table:table-cell office:value-type="string" calcext:value-type="string">
            <text:p>201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54" calcext:value-type="float">
            <text:p>66.0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54103500901</text:p>
          </table:table-cell>
          <table:table-cell office:value-type="string" calcext:value-type="string">
            <text:p>16N 57W 27AAAD:G-158926</text:p>
          </table:table-cell>
          <table:table-cell office:value-type="string" calcext:value-type="string">
            <text:p>201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4128" calcext:value-type="float">
            <text:p>65.7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54103500901</text:p>
          </table:table-cell>
          <table:table-cell office:value-type="string" calcext:value-type="string">
            <text:p>16N 57W 27AAAD:G-158926</text:p>
          </table:table-cell>
          <table:table-cell office:value-type="string" calcext:value-type="string">
            <text:p>201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868" calcext:value-type="float">
            <text:p>65.6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54103500901</text:p>
          </table:table-cell>
          <table:table-cell office:value-type="string" calcext:value-type="string">
            <text:p>16N 57W 27AAAD:G-158926</text:p>
          </table:table-cell>
          <table:table-cell office:value-type="string" calcext:value-type="string">
            <text:p>201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2352" calcext:value-type="float">
            <text:p>66.0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54103500901</text:p>
          </table:table-cell>
          <table:table-cell office:value-type="string" calcext:value-type="string">
            <text:p>16N 57W 27AAAD:G-158926</text:p>
          </table:table-cell>
          <table:table-cell office:value-type="string" calcext:value-type="string">
            <text:p>201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7772" calcext:value-type="float">
            <text:p>65.5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